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8.55cm" fo:min-width="21.7cm"/>
    </style:style>
    <style:style style:name="gr2" style:family="graphic" style:parent-style-name="standard">
      <style:graphic-properties draw:fill-color="#96c0dc" draw:opacity="100%" draw:textarea-horizontal-align="justify" draw:textarea-vertical-align="middle" draw:auto-grow-height="false" fo:min-height="5.35cm" fo:min-width="17.3cm"/>
    </style:style>
    <style:style style:name="gr3" style:family="graphic" style:parent-style-name="standard">
      <style:graphic-properties draw:fill-color="#96c0f0" draw:textarea-horizontal-align="justify" draw:textarea-vertical-align="middle" draw:auto-grow-height="false" fo:min-height="0.95cm" fo:min-width="17.3cm"/>
    </style:style>
    <style:style style:name="gr4" style:family="graphic" style:parent-style-name="standard">
      <style:graphic-properties draw:fill-color="#96d86a" draw:textarea-horizontal-align="justify" draw:textarea-vertical-align="middle" draw:auto-grow-height="false" fo:min-height="2.95cm" fo:min-width="2.1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96d86a" draw:opacity="100%" draw:textarea-horizontal-align="justify" draw:textarea-vertical-align="middle" draw:auto-grow-height="false" fo:min-height="2.35cm" fo:min-width="5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1.701cm"/>
    </style:style>
    <style:style style:name="gr11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1.75cm" fo:min-width="2.3cm"/>
    </style:style>
    <style:style style:name="gr14" style:family="graphic" style:parent-style-name="standard">
      <style:graphic-properties draw:textarea-horizontal-align="justify" draw:textarea-vertical-align="middle" draw:auto-grow-height="false" fo:min-height="1.95cm" fo:min-width="3.9cm"/>
    </style:style>
    <style:style style:name="gr15" style:family="graphic" style:parent-style-name="standard">
      <style:graphic-properties draw:textarea-horizontal-align="justify" draw:textarea-vertical-align="middle" draw:auto-grow-height="false" fo:min-height="1.012cm" fo:min-width="1.701cm"/>
    </style:style>
    <style:style style:name="gr1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96c0dc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6c0f0"/>
      <style:paragraph-properties fo:text-align="center"/>
    </style:style>
    <style:style style:name="P5" style:family="paragraph">
      <loext:graphic-properties draw:fill-color="#96d86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6d86a" draw:opacity="100%"/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2cm" svg:height="18.8cm" svg:x="2.4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5.6cm" svg:x="5.4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8cm" svg:height="1.2cm" svg:x="5.4cm" svg:y="3.6cm">
          <text:p text:style-name="P3">Frontend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3.2cm" svg:x="6.8cm" svg:y="14.8cm">
          <text:p text:style-name="P3">work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3.2cm" svg:x="10.4cm" svg:y="14.8cm">
          <text:p text:style-name="P3">work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6cm" svg:height="3.2cm" svg:x="17.8cm" svg:y="14.6cm">
          <text:p text:style-name="P3">worker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4cm" svg:y1="16.209cm" svg:x2="17.6cm" svg:y2="16.209cm">
          <text:p/>
        </draw:line>
        <draw:line draw:style-name="gr6" draw:text-style-name="P6" draw:layer="layout" svg:x1="8.9cm" svg:y1="11.6cm" svg:x2="8.9cm" svg:y2="13.8cm">
          <text:p/>
        </draw:line>
        <draw:line draw:style-name="gr6" draw:text-style-name="P6" draw:layer="layout" svg:x1="9.9cm" svg:y1="11.6cm" svg:x2="9.9cm" svg:y2="13.8cm">
          <text:p/>
        </draw:line>
        <draw:line draw:style-name="gr6" draw:text-style-name="P6" draw:layer="layout" svg:x1="8.9cm" svg:y1="13.8cm" svg:x2="9.9cm" svg:y2="13.8cm">
          <text:p/>
        </draw:line>
        <draw:line draw:style-name="gr6" draw:text-style-name="P6" draw:layer="layout" svg:x1="8.9cm" svg:y1="13.5cm" svg:x2="9.9cm" svg:y2="13.5cm">
          <text:p/>
        </draw:line>
        <draw:line draw:style-name="gr6" draw:text-style-name="P6" draw:layer="layout" svg:x1="8.9cm" svg:y1="13.2cm" svg:x2="9.9cm" svg:y2="13.2cm">
          <text:p/>
        </draw:line>
        <draw:line draw:style-name="gr6" draw:text-style-name="P6" draw:layer="layout" svg:x1="8.9cm" svg:y1="12.8cm" svg:x2="9.9cm" svg:y2="12.8cm">
          <text:p/>
        </draw:line>
        <draw:custom-shape draw:style-name="gr7" draw:text-style-name="P7" draw:layer="layout" svg:width="5.8cm" svg:height="2.6cm" svg:x="6.4cm" svg:y="7cm">
          <text:p text:style-name="P3">tickproces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8cm" svg:height="2.6cm" svg:x="16.2cm" svg:y="7cm">
          <text:p text:style-name="P3">tickplot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4cm" svg:y1="9.6cm" svg:x2="9.4cm" svg:y2="12.2cm">
          <text:p/>
        </draw:line>
        <draw:line draw:style-name="gr9" draw:text-style-name="P6" draw:layer="layout" svg:x1="10.4cm" svg:y1="9.6cm" svg:x2="14.8cm" svg:y2="11.8cm">
          <text:p/>
        </draw:line>
        <draw:custom-shape draw:style-name="gr10" draw:text-style-name="P3" draw:layer="layout" svg:width="2.2cm" svg:height="2.4cm" svg:x="13.8cm" svg:y="11.8cm">
          <text:p text:style-name="P3">Stocks</text:p>
          <text:p text:style-name="P3">DB</text:p>
          <draw:enhanced-geometry svg:viewBox="0 0 88 21600" draw:glue-points="44 ?f6 44 0 0 10800 44 21600 88 10800" draw:text-areas="0 ?f6 88 ?f3" draw:type="can" draw:modifiers="6828.154935443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6" draw:layer="layout" svg:x1="15cm" svg:y1="11.8cm" svg:x2="19.6cm" svg:y2="9.6cm">
          <text:p/>
        </draw:line>
        <draw:custom-shape draw:style-name="gr12" draw:text-style-name="P3" draw:layer="layout" svg:width="0.001cm" svg:height="0.2cm" svg:x="8.2cm" svg:y="12.6cm">
          <text:p text:style-name="P3">rq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8cm" svg:height="2cm" svg:x="5.6cm" svg:y="5cm">
          <text:p text:style-name="P3">backend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4cm" svg:height="2.2cm" svg:x="18.8cm" svg:y="11.6cm">
          <text:p text:style-name="P3">tickdownload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8.8cm" svg:y1="12.8cm" svg:x2="16cm" svg:y2="12.8cm">
          <text:p/>
        </draw:line>
        <draw:line draw:style-name="gr8" draw:text-style-name="P6" draw:layer="layout" svg:x1="9.4cm" svg:y1="13.8cm" svg:x2="8.2cm" svg:y2="14.8cm">
          <text:p/>
        </draw:line>
        <draw:line draw:style-name="gr8" draw:text-style-name="P6" draw:layer="layout" svg:x1="9.4cm" svg:y1="13.8cm" svg:x2="17.8cm" svg:y2="14.8cm">
          <text:p/>
        </draw:line>
        <draw:line draw:style-name="gr8" draw:text-style-name="P6" draw:layer="layout" svg:x1="9.4cm" svg:y1="13.8cm" svg:x2="11.8cm" svg:y2="14.8cm">
          <text:p/>
        </draw:line>
        <draw:custom-shape draw:style-name="gr15" draw:text-style-name="P9" draw:layer="layout" svg:width="2.2cm" svg:height="2.4cm" svg:x="13cm" svg:y="8cm">
          <text:p text:style-name="P9"><text:span text:style-name="T1">App</text:span></text:p>
          <text:p text:style-name="P9"><text:span text:style-name="T1">DB</text:span></text:p>
          <draw:enhanced-geometry svg:viewBox="0 0 88 21600" draw:glue-points="44 ?f6 44 0 0 10800 44 21600 88 10800" draw:text-areas="0 ?f6 88 ?f3" draw:type="can" draw:modifiers="6828.154935443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6" draw:text-style-name="P6" draw:layer="layout" svg:x1="12.2cm" svg:y1="8.4cm" svg:x2="13cm" svg:y2="9.6cm">
          <text:p/>
        </draw:line>
        <draw:line draw:style-name="gr16" draw:text-style-name="P6" draw:layer="layout" svg:x1="16.2cm" svg:y1="8.2cm" svg:x2="15.2cm" svg:y2="9.6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9T14:35:15.271566861</meta:creation-date>
    <dc:date>2017-08-21T00:15:28.719071083</dc:date>
    <meta:editing-duration>PT16M27S</meta:editing-duration>
    <meta:editing-cycles>2</meta:editing-cycles>
    <meta:generator>LibreOffice/5.1.6.2$Linux_X86_64 LibreOffice_project/10m0$Build-2</meta:generator>
    <meta:document-statistic meta:object-count="52"/>
  </office:meta>
</office:document-meta>
</file>